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89cm" fo:min-width="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4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ff7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draw:stroke="none" svg:stroke-color="#000000" draw:fill="none" draw:fill-color="#ffffff" fo:min-height="0.407cm"/>
    </style:style>
    <style:style style:name="gr17" style:family="graphic" style:parent-style-name="standard">
      <style:graphic-properties svg:stroke-color="#7f00ff" draw:textarea-vertical-align="middle"/>
    </style:style>
    <style:style style:name="gr18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2.921cm" svg:x="2.651cm" svg:y="11.0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6.51cm" svg:height="2.921cm" svg:x="2.905cm" svg:y="2.77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6.51cm" svg:height="2.921cm" svg:x="2.651cm" svg:y="19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652cm" svg:y1="2.778cm" svg:x2="7.35cm" svg:y2="5.699cm">
          <text:p/>
        </draw:line>
        <draw:line draw:style-name="gr2" draw:text-style-name="P2" draw:layer="layout" svg:x1="14.97cm" svg:y1="2.778cm" svg:x2="11.668cm" svg:y2="5.699cm">
          <text:p/>
        </draw:line>
        <draw:line draw:style-name="gr2" draw:text-style-name="P2" draw:layer="layout" svg:x1="10.017cm" svg:y1="11.033cm" svg:x2="6.715cm" svg:y2="13.954cm">
          <text:p/>
        </draw:line>
        <draw:line draw:style-name="gr2" draw:text-style-name="P2" draw:layer="layout" svg:x1="14.335cm" svg:y1="11.033cm" svg:x2="11.033cm" svg:y2="13.954cm">
          <text:p/>
        </draw:line>
        <draw:line draw:style-name="gr2" draw:text-style-name="P2" draw:layer="layout" svg:x1="10.144cm" svg:y1="19.288cm" svg:x2="6.842cm" svg:y2="22.209cm">
          <text:p/>
        </draw:line>
        <draw:line draw:style-name="gr2" draw:text-style-name="P2" draw:layer="layout" svg:x1="14.462cm" svg:y1="19.288cm" svg:x2="11.16cm" svg:y2="22.209cm">
          <text:p/>
        </draw:line>
        <draw:frame draw:style-name="gr3" draw:text-style-name="P3" draw:layer="layout" svg:width="4.826cm" svg:height="0.954cm" svg:x="10.525cm" svg:y="1.697cm">
          <draw:text-box>
            <text:p>Neighborhood</text:p>
          </draw:text-box>
        </draw:frame>
        <draw:frame draw:style-name="gr4" draw:text-style-name="P3" draw:layer="layout" svg:width="7.747cm" svg:height="0.657cm" svg:x="8.112cm" svg:y="10.398cm">
          <draw:text-box>
            <text:p>Portland State University</text:p>
          </draw:text-box>
        </draw:frame>
        <draw:custom-shape draw:style-name="gr5" draw:text-style-name="P4" draw:layer="layout" svg:width="0.127cm" svg:height="0.127cm" svg:x="8.366cm" svg:y="3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27cm" svg:height="0.127cm" svg:x="8.62cm" svg:y="3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35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8.366cm" svg:y="3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096cm" svg:y="3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9.509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9.89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9.636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1.033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1.16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1.287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1.414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097cm" svg:y="3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097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732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986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224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859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6.113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5.699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604cm" svg:y="3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9" draw:text-style-name="P1" draw:layer="layout" svg:width="0.635cm" svg:height="0.635cm" svg:x="8.239cm" svg:y="3.032cm" draw:kind="arc" draw:start-angle="318.83" draw:end-angle="317.22">
          <text:p/>
        </draw:circle>
        <draw:circle draw:style-name="gr9" draw:text-style-name="P1" draw:layer="layout" svg:width="0.635cm" svg:height="0.635cm" svg:x="8.24cm" svg:y="3.033cm" draw:kind="arc" draw:start-angle="318.83" draw:end-angle="317.22">
          <text:p/>
        </draw:circle>
        <draw:circle draw:style-name="gr9" draw:text-style-name="P1" draw:layer="layout" svg:width="0.508cm" svg:height="0.508cm" svg:x="7.477cm" svg:y="3.286cm" draw:kind="arc" draw:start-angle="307.58" draw:end-angle="306.93">
          <text:p/>
        </draw:circle>
        <draw:circle draw:style-name="gr9" draw:text-style-name="P1" draw:layer="layout" svg:width="0.635cm" svg:height="0.635cm" svg:x="6.842cm" svg:y="3.667cm" draw:kind="arc" draw:start-angle="306.6" draw:end-angle="303.58">
          <text:p/>
        </draw:circle>
        <draw:circle draw:style-name="gr9" draw:text-style-name="P1" draw:layer="layout" svg:width="0.635cm" svg:height="0.635cm" svg:x="5.445cm" svg:y="4.302cm" draw:kind="arc" draw:start-angle="306.6" draw:end-angle="303.58">
          <text:p/>
        </draw:circle>
        <draw:circle draw:style-name="gr9" draw:text-style-name="P1" draw:layer="layout" svg:width="0.635cm" svg:height="0.635cm" svg:x="7.096cm" svg:y="4.429cm" draw:kind="arc" draw:start-angle="306.6" draw:end-angle="303.58">
          <text:p/>
        </draw:circle>
        <draw:circle draw:style-name="gr9" draw:text-style-name="P1" draw:layer="layout" svg:width="0.762cm" svg:height="0.762cm" svg:x="9.382cm" svg:y="4.048cm" draw:kind="arc" draw:start-angle="306.6" draw:end-angle="303.58">
          <text:p/>
        </draw:circle>
        <draw:circle draw:style-name="gr9" draw:text-style-name="P1" draw:layer="layout" svg:width="0.762cm" svg:height="0.762cm" svg:x="10.906cm" svg:y="3.413cm" draw:kind="arc" draw:start-angle="306.6" draw:end-angle="303.58">
          <text:p/>
        </draw:circle>
        <draw:circle draw:style-name="gr9" draw:text-style-name="P1" draw:layer="layout" svg:width="0.635cm" svg:height="0.635cm" svg:x="14.843cm" svg:y="3.54cm" draw:kind="arc" draw:start-angle="306.6" draw:end-angle="303.58">
          <text:p/>
        </draw:circle>
        <draw:circle draw:style-name="gr9" draw:text-style-name="P1" draw:layer="layout" svg:width="0.635cm" svg:height="0.635cm" svg:x="14.97cm" svg:y="4.556cm" draw:kind="arc" draw:start-angle="306.6" draw:end-angle="303.58">
          <text:p/>
        </draw:circle>
        <draw:circle draw:style-name="gr9" draw:text-style-name="P1" draw:layer="layout" svg:width="0.762cm" svg:height="0.762cm" svg:x="15.605cm" svg:y="3.286cm" draw:kind="arc" draw:start-angle="306.6" draw:end-angle="303.58">
          <text:p/>
        </draw:circle>
        <draw:custom-shape draw:style-name="gr5" draw:text-style-name="P4" draw:layer="layout" svg:width="0.127cm" svg:height="0.127cm" svg:x="7.731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556cm" svg:height="1.143cm" svg:x="3.159cm" svg:y="5.699cm">
          <draw:text-box>
            <text:p>Complex 1</text:p>
          </draw:text-box>
        </draw:frame>
        <draw:frame draw:style-name="gr10" draw:text-style-name="P3" draw:layer="layout" svg:width="3.556cm" svg:height="1.143cm" svg:x="7.604cm" svg:y="5.699cm">
          <draw:text-box>
            <text:p>Complex 2</text:p>
          </draw:text-box>
        </draw:frame>
        <draw:frame draw:style-name="gr10" draw:text-style-name="P3" draw:layer="layout" svg:width="3.556cm" svg:height="1.143cm" svg:x="3.159cm" svg:y="5.7cm">
          <draw:text-box>
            <text:p>Complex 1</text:p>
          </draw:text-box>
        </draw:frame>
        <draw:frame draw:style-name="gr10" draw:text-style-name="P3" draw:layer="layout" svg:width="3.556cm" svg:height="1.143cm" svg:x="3.159cm" svg:y="5.7cm">
          <draw:text-box>
            <text:p>Complex 1</text:p>
          </draw:text-box>
        </draw:frame>
        <draw:frame draw:style-name="gr10" draw:text-style-name="P3" draw:layer="layout" svg:width="3.556cm" svg:height="1.143cm" svg:x="11.668cm" svg:y="5.699cm">
          <draw:text-box>
            <text:p>Complex 3</text:p>
          </draw:text-box>
        </draw:frame>
        <draw:frame draw:style-name="gr11" draw:text-style-name="P3" draw:layer="layout" svg:width="4.318cm" svg:height="1.016cm" svg:x="2.524cm" svg:y="13.954cm">
          <draw:text-box>
            <text:p>Building 1</text:p>
          </draw:text-box>
        </draw:frame>
        <draw:frame draw:style-name="gr11" draw:text-style-name="P3" draw:layer="layout" svg:width="4.318cm" svg:height="1.016cm" svg:x="6.842cm" svg:y="13.954cm">
          <draw:text-box>
            <text:p>Building 2</text:p>
          </draw:text-box>
        </draw:frame>
        <draw:frame draw:style-name="gr11" draw:text-style-name="P3" draw:layer="layout" svg:width="4.318cm" svg:height="1.016cm" svg:x="11.033cm" svg:y="13.954cm">
          <draw:text-box>
            <text:p>Building 3</text:p>
          </draw:text-box>
        </draw:frame>
        <draw:frame draw:style-name="gr12" draw:text-style-name="P3" draw:layer="layout" svg:width="5.334cm" svg:height="1.657cm" svg:x="5.699cm" svg:y="17.764cm">
          <draw:text-box>
            <text:p>Pre-Employment</text:p>
            <text:p>Age</text:p>
          </draw:text-box>
        </draw:frame>
        <draw:frame draw:style-name="gr3" draw:text-style-name="P3" draw:layer="layout" svg:width="3.302cm" svg:height="0.954cm" svg:x="10.525cm" svg:y="18.334cm">
          <draw:text-box>
            <text:p>Students</text:p>
          </draw:text-box>
        </draw:frame>
        <draw:frame draw:style-name="gr3" draw:text-style-name="P3" draw:layer="layout" svg:width="3.302cm" svg:height="0.954cm" svg:x="15.097cm" svg:y="18.334cm">
          <draw:text-box>
            <text:p>Workers</text:p>
          </draw:text-box>
        </draw:frame>
        <draw:custom-shape draw:style-name="gr7" draw:text-style-name="P1" draw:layer="layout" svg:width="0.127cm" svg:height="0.127cm" svg:x="6.969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6.842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35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5.445cm" svg:y="12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5.953cm" svg:y="1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5.572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0.525cm" svg:y="1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0.144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9.763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0.52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716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081cm" svg:y="12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716cm" svg:y="12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335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224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8.239cm" svg:y="19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858cm" svg:y="19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985cm" svg:y="2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7.223cm" svg:y="20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6.207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0.271cm" svg:y="1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0.779cm" svg:y="19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0.144cm" svg:y="20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1.16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1.795cm" svg:y="2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843cm" svg:y="1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27cm" svg:height="0.127cm" svg:x="15.351cm" svg:y="1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97cm" svg:y="20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5.478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97cm" svg:y="20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27cm" svg:height="0.127cm" svg:x="14.208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7.858cm" svg:y1="11.795cm" svg:x2="11.795cm" svg:y2="20.05cm">
          <text:p/>
        </draw:line>
        <draw:line draw:style-name="gr2" draw:text-style-name="P5" draw:layer="layout" svg:x1="7.858cm" svg:y1="11.668cm" svg:x2="8.366cm" svg:y2="3.286cm">
          <text:p/>
        </draw:line>
        <draw:line draw:style-name="gr13" draw:text-style-name="P5" draw:layer="layout" svg:x1="8.493cm" svg:y1="3.413cm" svg:x2="8.62cm" svg:y2="3.413cm">
          <text:p/>
        </draw:line>
        <draw:line draw:style-name="gr13" draw:text-style-name="P5" draw:layer="layout" svg:x1="8.366cm" svg:y1="3.286cm" svg:x2="8.366cm" svg:y2="3.413cm">
          <text:p/>
        </draw:line>
        <draw:line draw:style-name="gr13" draw:text-style-name="P5" draw:layer="layout" svg:x1="8.493cm" svg:y1="3.286cm" svg:x2="8.62cm" svg:y2="3.413cm">
          <text:p/>
        </draw:line>
        <draw:line draw:style-name="gr13" draw:text-style-name="P5" draw:layer="layout" svg:x1="8.493cm" svg:y1="3.54cm" svg:x2="7.731cm" svg:y2="3.54cm">
          <text:p/>
        </draw:line>
        <draw:line draw:style-name="gr13" draw:text-style-name="P5" draw:layer="layout" svg:x1="8.366cm" svg:y1="3.286cm" svg:x2="7.731cm" svg:y2="3.413cm">
          <text:p/>
        </draw:line>
        <draw:line draw:style-name="gr13" draw:text-style-name="P5" draw:layer="layout" svg:x1="7.604cm" svg:y1="3.54cm" svg:x2="7.477cm" svg:y2="4.81cm">
          <text:p/>
        </draw:line>
        <draw:line draw:style-name="gr13" draw:text-style-name="P5" draw:layer="layout" svg:x1="8.366cm" svg:y1="3.286cm" svg:x2="7.223cm" svg:y2="3.921cm">
          <text:p/>
        </draw:line>
        <draw:line draw:style-name="gr13" draw:text-style-name="P5" draw:layer="layout" svg:x1="5.826cm" svg:y1="4.556cm" svg:x2="7.35cm" svg:y2="4.81cm">
          <text:p/>
        </draw:line>
        <draw:line draw:style-name="gr13" draw:text-style-name="P5" draw:layer="layout" svg:x1="5.826cm" svg:y1="4.556cm" svg:x2="7.096cm" svg:y2="3.921cm">
          <text:p/>
        </draw:line>
        <draw:line draw:style-name="gr13" draw:text-style-name="P5" draw:layer="layout" svg:x1="7.35cm" svg:y1="4.683cm" svg:x2="7.223cm" svg:y2="4.048cm">
          <text:p/>
        </draw:line>
        <draw:line draw:style-name="gr13" draw:text-style-name="P5" draw:layer="layout" svg:x1="7.477cm" svg:y1="4.81cm" svg:x2="8.366cm" svg:y2="3.54cm">
          <text:p/>
        </draw:line>
        <draw:line draw:style-name="gr13" draw:text-style-name="P5" draw:layer="layout" svg:x1="8.747cm" svg:y1="3.413cm" svg:x2="9.636cm" svg:y2="4.175cm">
          <text:p/>
        </draw:line>
        <draw:line draw:style-name="gr13" draw:text-style-name="P5" draw:layer="layout" svg:x1="8.62cm" svg:y1="3.286cm" svg:x2="11.16cm" svg:y2="3.667cm">
          <text:p/>
        </draw:line>
        <draw:line draw:style-name="gr13" draw:text-style-name="P5" draw:layer="layout" svg:x1="8.747cm" svg:y1="3.286cm" svg:x2="15.986cm" svg:y2="3.54cm">
          <text:p/>
        </draw:line>
        <draw:line draw:style-name="gr13" draw:text-style-name="P5" draw:layer="layout" svg:x1="9.509cm" svg:y1="4.556cm" svg:x2="9.636cm" svg:y2="4.302cm">
          <text:p/>
        </draw:line>
        <draw:line draw:style-name="gr13" draw:text-style-name="P5" draw:layer="layout" svg:x1="9.636cm" svg:y1="4.683cm" svg:x2="9.89cm" svg:y2="4.429cm">
          <text:p/>
        </draw:line>
        <draw:line draw:style-name="gr13" draw:text-style-name="P5" draw:layer="layout" svg:x1="9.763cm" svg:y1="4.175cm" svg:x2="10.017cm" svg:y2="4.302cm">
          <text:p/>
        </draw:line>
        <draw:line draw:style-name="gr13" draw:text-style-name="P5" draw:layer="layout" svg:x1="9.509cm" svg:y1="4.683cm" svg:x2="8.493cm" svg:y2="3.54cm">
          <text:p/>
        </draw:line>
        <draw:line draw:style-name="gr13" draw:text-style-name="P5" draw:layer="layout" svg:x1="10.017cm" svg:y1="4.302cm" svg:x2="11.16cm" svg:y2="3.921cm">
          <text:p/>
        </draw:line>
        <draw:line draw:style-name="gr13" draw:text-style-name="P5" draw:layer="layout" svg:x1="11.16cm" svg:y1="3.667cm" svg:x2="11.287cm" svg:y2="3.667cm">
          <text:p/>
        </draw:line>
        <draw:line draw:style-name="gr13" draw:text-style-name="P5" draw:layer="layout" svg:x1="11.414cm" svg:y1="3.667cm" svg:x2="11.541cm" svg:y2="3.794cm">
          <text:p/>
        </draw:line>
        <draw:line draw:style-name="gr13" draw:text-style-name="P5" draw:layer="layout" svg:x1="11.16cm" svg:y1="3.921cm" svg:x2="11.541cm" svg:y2="3.921cm">
          <text:p/>
        </draw:line>
        <draw:line draw:style-name="gr13" draw:text-style-name="P5" draw:layer="layout" svg:x1="11.033cm" svg:y1="3.794cm" svg:x2="11.16cm" svg:y2="3.921cm">
          <text:p/>
        </draw:line>
        <draw:line draw:style-name="gr13" draw:text-style-name="P5" draw:layer="layout" svg:x1="11.16cm" svg:y1="3.667cm" svg:x2="11.414cm" svg:y2="3.921cm">
          <text:p/>
        </draw:line>
        <draw:line draw:style-name="gr13" draw:text-style-name="P5" draw:layer="layout" svg:x1="11.16cm" svg:y1="3.794cm" svg:x2="11.541cm" svg:y2="3.794cm">
          <text:p/>
        </draw:line>
        <draw:line draw:style-name="gr13" draw:text-style-name="P5" draw:layer="layout" svg:x1="7.223cm" svg:y1="3.921cm" svg:x2="7.604cm" svg:y2="3.413cm">
          <text:p/>
        </draw:line>
        <draw:line draw:style-name="gr13" draw:text-style-name="P5" draw:layer="layout" svg:x1="15.097cm" svg:y1="4.048cm" svg:x2="15.097cm" svg:y2="3.794cm">
          <text:p/>
        </draw:line>
        <draw:line draw:style-name="gr13" draw:text-style-name="P5" draw:layer="layout" svg:x1="15.351cm" svg:y1="4.81cm" svg:x2="16.113cm" svg:y2="3.921cm">
          <text:p/>
        </draw:line>
        <draw:line draw:style-name="gr13" draw:text-style-name="P5" draw:layer="layout" svg:x1="15.097cm" svg:y1="4.048cm" svg:x2="15.732cm" svg:y2="3.921cm">
          <text:p/>
        </draw:line>
        <draw:line draw:style-name="gr13" draw:text-style-name="P5" draw:layer="layout" svg:x1="15.224cm" svg:y1="4.048cm" svg:x2="15.986cm" svg:y2="3.921cm">
          <text:p/>
        </draw:line>
        <draw:line draw:style-name="gr13" draw:text-style-name="P5" draw:layer="layout" svg:x1="15.097cm" svg:y1="3.794cm" svg:x2="15.986cm" svg:y2="3.54cm">
          <text:p/>
        </draw:line>
        <draw:line draw:style-name="gr13" draw:text-style-name="P5" draw:layer="layout" svg:x1="15.097cm" svg:y1="3.794cm" svg:x2="16.24cm" svg:y2="3.667cm">
          <text:p/>
        </draw:line>
        <draw:line draw:style-name="gr13" draw:text-style-name="P5" draw:layer="layout" svg:x1="15.986cm" svg:y1="3.54cm" svg:x2="16.24cm" svg:y2="3.54cm">
          <text:p/>
        </draw:line>
        <draw:line draw:style-name="gr13" draw:text-style-name="P5" draw:layer="layout" svg:x1="16.113cm" svg:y1="3.921cm" svg:x2="16.24cm" svg:y2="3.667cm">
          <text:p/>
        </draw:line>
        <draw:line draw:style-name="gr13" draw:text-style-name="P5" draw:layer="layout" svg:x1="15.859cm" svg:y1="3.921cm" svg:x2="16.113cm" svg:y2="3.921cm">
          <text:p/>
        </draw:line>
        <draw:line draw:style-name="gr13" draw:text-style-name="P5" draw:layer="layout" svg:x1="15.732cm" svg:y1="3.794cm" svg:x2="15.859cm" svg:y2="3.54cm">
          <text:p/>
        </draw:line>
        <draw:line draw:style-name="gr13" draw:text-style-name="P5" draw:layer="layout" svg:x1="15.732cm" svg:y1="3.921cm" svg:x2="16.24cm" svg:y2="3.667cm">
          <text:p/>
        </draw:line>
        <draw:line draw:style-name="gr13" draw:text-style-name="P5" draw:layer="layout" svg:x1="15.986cm" svg:y1="3.921cm" svg:x2="15.859cm" svg:y2="3.54cm">
          <text:p/>
        </draw:line>
        <draw:line draw:style-name="gr13" draw:text-style-name="P5" draw:layer="layout" svg:x1="15.224cm" svg:y1="4.937cm" svg:x2="8.493cm" svg:y2="3.54cm">
          <text:p/>
        </draw:line>
        <draw:line draw:style-name="gr13" draw:text-style-name="P5" draw:layer="layout" svg:x1="9.89cm" svg:y1="4.429cm" svg:x2="15.351cm" svg:y2="4.937cm">
          <text:p/>
        </draw:line>
        <draw:line draw:style-name="gr13" draw:text-style-name="P5" draw:layer="layout" svg:x1="7.096cm" svg:y1="11.795cm" svg:x2="6.842cm" svg:y2="12.176cm">
          <text:p/>
        </draw:line>
        <draw:line draw:style-name="gr13" draw:text-style-name="P5" draw:layer="layout" svg:x1="7.096cm" svg:y1="11.668cm" svg:x2="7.858cm" svg:y2="11.668cm">
          <text:p/>
        </draw:line>
        <draw:line draw:style-name="gr13" draw:text-style-name="P5" draw:layer="layout" svg:x1="7.477cm" svg:y1="12.303cm" svg:x2="7.858cm" svg:y2="11.795cm">
          <text:p/>
        </draw:line>
        <draw:line draw:style-name="gr13" draw:text-style-name="P5" draw:layer="layout" svg:x1="6.842cm" svg:y1="12.303cm" svg:x2="7.35cm" svg:y2="12.303cm">
          <text:p/>
        </draw:line>
        <draw:line draw:style-name="gr13" draw:text-style-name="P5" draw:layer="layout" svg:x1="5.572cm" svg:y1="12.684cm" svg:x2="6.08cm" svg:y2="12.811cm">
          <text:p/>
        </draw:line>
        <draw:line draw:style-name="gr13" draw:text-style-name="P5" draw:layer="layout" svg:x1="5.445cm" svg:y1="12.684cm" svg:x2="5.572cm" svg:y2="13.192cm">
          <text:p/>
        </draw:line>
        <draw:line draw:style-name="gr13" draw:text-style-name="P5" draw:layer="layout" svg:x1="5.699cm" svg:y1="13.192cm" svg:x2="6.08cm" svg:y2="12.938cm">
          <text:p/>
        </draw:line>
        <draw:line draw:style-name="gr13" draw:text-style-name="P5" draw:layer="layout" svg:x1="6.969cm" svg:y1="12.176cm" svg:x2="7.731cm" svg:y2="11.668cm">
          <text:p/>
        </draw:line>
        <draw:line draw:style-name="gr13" draw:text-style-name="P5" draw:layer="layout" svg:x1="7.477cm" svg:y1="12.176cm" svg:x2="7.096cm" svg:y2="11.795cm">
          <text:p/>
        </draw:line>
        <draw:line draw:style-name="gr13" draw:text-style-name="P5" draw:layer="layout" svg:x1="5.572cm" svg:y1="12.684cm" svg:x2="6.969cm" svg:y2="11.668cm">
          <text:p/>
        </draw:line>
        <draw:line draw:style-name="gr13" draw:text-style-name="P5" draw:layer="layout" svg:x1="5.445cm" svg:y1="12.684cm" svg:x2="6.842cm" svg:y2="12.303cm">
          <text:p/>
        </draw:line>
        <draw:line draw:style-name="gr13" draw:text-style-name="P5" draw:layer="layout" svg:x1="5.445cm" svg:y1="12.684cm" svg:x2="7.477cm" svg:y2="12.303cm">
          <text:p/>
        </draw:line>
        <draw:line draw:style-name="gr13" draw:text-style-name="P5" draw:layer="layout" svg:x1="5.445cm" svg:y1="12.684cm" svg:x2="7.731cm" svg:y2="11.668cm">
          <text:p/>
        </draw:line>
        <draw:line draw:style-name="gr13" draw:text-style-name="P5" draw:layer="layout" svg:x1="5.953cm" svg:y1="12.811cm" svg:x2="6.969cm" svg:y2="11.668cm">
          <text:p/>
        </draw:line>
        <draw:line draw:style-name="gr13" draw:text-style-name="P5" draw:layer="layout" svg:x1="5.953cm" svg:y1="12.811cm" svg:x2="6.842cm" svg:y2="12.176cm">
          <text:p/>
        </draw:line>
        <draw:line draw:style-name="gr13" draw:text-style-name="P5" draw:layer="layout" svg:x1="5.953cm" svg:y1="12.811cm" svg:x2="7.731cm" svg:y2="11.668cm">
          <text:p/>
        </draw:line>
        <draw:line draw:style-name="gr13" draw:text-style-name="P5" draw:layer="layout" svg:x1="5.953cm" svg:y1="12.811cm" svg:x2="7.35cm" svg:y2="12.303cm">
          <text:p/>
        </draw:line>
        <draw:line draw:style-name="gr13" draw:text-style-name="P5" draw:layer="layout" svg:x1="5.699cm" svg:y1="13.192cm" svg:x2="7.477cm" svg:y2="12.303cm">
          <text:p/>
        </draw:line>
        <draw:line draw:style-name="gr13" draw:text-style-name="P5" draw:layer="layout" svg:x1="5.699cm" svg:y1="13.192cm" svg:x2="6.969cm" svg:y2="12.303cm">
          <text:p/>
        </draw:line>
        <draw:line draw:style-name="gr13" draw:text-style-name="P5" draw:layer="layout" svg:x1="5.699cm" svg:y1="13.192cm" svg:x2="6.969cm" svg:y2="11.668cm">
          <text:p/>
        </draw:line>
        <draw:line draw:style-name="gr13" draw:text-style-name="P5" draw:layer="layout" svg:x1="7.35cm" svg:y1="12.303cm" svg:x2="10.525cm" svg:y2="11.795cm">
          <text:p/>
        </draw:line>
        <draw:line draw:style-name="gr13" draw:text-style-name="P5" draw:layer="layout" svg:x1="9.89cm" svg:y1="12.557cm" svg:x2="10.652cm" svg:y2="12.557cm">
          <text:p/>
        </draw:line>
        <draw:line draw:style-name="gr13" draw:text-style-name="P5" draw:layer="layout" svg:x1="10.652cm" svg:y1="12.43cm" svg:x2="10.652cm" svg:y2="11.795cm">
          <text:p/>
        </draw:line>
        <draw:line draw:style-name="gr13" draw:text-style-name="P5" draw:layer="layout" svg:x1="9.763cm" svg:y1="12.43cm" svg:x2="10.144cm" svg:y2="12.049cm">
          <text:p/>
        </draw:line>
        <draw:line draw:style-name="gr13" draw:text-style-name="P5" draw:layer="layout" svg:x1="10.525cm" svg:y1="11.795cm" svg:x2="10.144cm" svg:y2="12.049cm">
          <text:p/>
        </draw:line>
        <draw:line draw:style-name="gr13" draw:text-style-name="P5" draw:layer="layout" svg:x1="10.271cm" svg:y1="12.176cm" svg:x2="10.525cm" svg:y2="12.43cm">
          <text:p/>
        </draw:line>
        <draw:line draw:style-name="gr13" draw:text-style-name="P5" draw:layer="layout" svg:x1="10.652cm" svg:y1="11.922cm" svg:x2="9.89cm" svg:y2="12.557cm">
          <text:p/>
        </draw:line>
        <draw:line draw:style-name="gr13" draw:text-style-name="P5" draw:layer="layout" svg:x1="14.335cm" svg:y1="11.922cm" svg:x2="14.081cm" svg:y2="12.557cm">
          <text:p/>
        </draw:line>
        <draw:line draw:style-name="gr13" draw:text-style-name="P5" draw:layer="layout" svg:x1="10.652cm" svg:y1="12.557cm" svg:x2="14.081cm" svg:y2="12.684cm">
          <text:p/>
        </draw:line>
        <draw:line draw:style-name="gr13" draw:text-style-name="P5" draw:layer="layout" svg:x1="14.716cm" svg:y1="12.684cm" svg:x2="14.208cm" svg:y2="12.684cm">
          <text:p/>
        </draw:line>
        <draw:line draw:style-name="gr13" draw:text-style-name="P5" draw:layer="layout" svg:x1="15.351cm" svg:y1="12.049cm" svg:x2="14.843cm" svg:y2="12.684cm">
          <text:p/>
        </draw:line>
        <draw:line draw:style-name="gr13" draw:text-style-name="P5" draw:layer="layout" svg:x1="14.335cm" svg:y1="11.922cm" svg:x2="15.224cm" svg:y2="11.922cm">
          <text:p/>
        </draw:line>
        <draw:line draw:style-name="gr13" draw:text-style-name="P5" draw:layer="layout" svg:x1="15.224cm" svg:y1="12.049cm" svg:x2="14.843cm" svg:y2="12.303cm">
          <text:p/>
        </draw:line>
        <draw:line draw:style-name="gr13" draw:text-style-name="P5" draw:layer="layout" svg:x1="14.335cm" svg:y1="12.049cm" svg:x2="14.716cm" svg:y2="12.303cm">
          <text:p/>
        </draw:line>
        <draw:line draw:style-name="gr13" draw:text-style-name="P5" draw:layer="layout" svg:x1="14.208cm" svg:y1="12.684cm" svg:x2="14.843cm" svg:y2="12.303cm">
          <text:p/>
        </draw:line>
        <draw:line draw:style-name="gr13" draw:text-style-name="P5" draw:layer="layout" svg:x1="14.716cm" svg:y1="12.303cm" svg:x2="14.716cm" svg:y2="12.684cm">
          <text:p/>
        </draw:line>
        <draw:line draw:style-name="gr13" draw:text-style-name="P5" draw:layer="layout" svg:x1="14.462cm" svg:y1="12.049cm" svg:x2="15.351cm" svg:y2="4.81cm">
          <text:p/>
        </draw:line>
        <draw:line draw:style-name="gr13" draw:text-style-name="P5" draw:layer="layout" svg:x1="5.699cm" svg:y1="4.683cm" svg:x2="10.652cm" svg:y2="11.795cm">
          <text:p/>
        </draw:line>
        <draw:line draw:style-name="gr13" draw:text-style-name="P5" draw:layer="layout" svg:x1="6.334cm" svg:y1="20.558cm" svg:x2="7.35cm" svg:y2="20.304cm">
          <text:p/>
        </draw:line>
        <draw:line draw:style-name="gr13" draw:text-style-name="P5" draw:layer="layout" svg:x1="8.112cm" svg:y1="20.177cm" svg:x2="7.35cm" svg:y2="20.304cm">
          <text:p/>
        </draw:line>
        <draw:line draw:style-name="gr13" draw:text-style-name="P5" draw:layer="layout" svg:x1="7.858cm" svg:y1="19.669cm" svg:x2="6.207cm" svg:y2="20.431cm">
          <text:p/>
        </draw:line>
        <draw:line draw:style-name="gr13" draw:text-style-name="P5" draw:layer="layout" svg:x1="8.239cm" svg:y1="19.669cm" svg:x2="7.858cm" svg:y2="19.669cm">
          <text:p/>
        </draw:line>
        <draw:line draw:style-name="gr13" draw:text-style-name="P5" draw:layer="layout" svg:x1="8.112cm" svg:y1="20.177cm" svg:x2="8.366cm" svg:y2="19.796cm">
          <text:p/>
        </draw:line>
        <draw:line draw:style-name="gr13" draw:text-style-name="P5" draw:layer="layout" svg:x1="7.35cm" svg:y1="20.304cm" svg:x2="7.985cm" svg:y2="19.796cm">
          <text:p/>
        </draw:line>
        <draw:line draw:style-name="gr13" draw:text-style-name="P5" draw:layer="layout" svg:x1="7.985cm" svg:y1="20.177cm" svg:x2="7.858cm" svg:y2="19.796cm">
          <text:p/>
        </draw:line>
        <draw:line draw:style-name="gr13" draw:text-style-name="P5" draw:layer="layout" svg:x1="7.35cm" svg:y1="20.304cm" svg:x2="8.366cm" svg:y2="19.796cm">
          <text:p/>
        </draw:line>
        <draw:line draw:style-name="gr13" draw:text-style-name="P5" draw:layer="layout" svg:x1="6.207cm" svg:y1="20.431cm" svg:x2="8.366cm" svg:y2="19.796cm">
          <text:p/>
        </draw:line>
        <draw:line draw:style-name="gr13" draw:text-style-name="P5" draw:layer="layout" svg:x1="8.366cm" svg:y1="19.669cm" svg:x2="11.795cm" svg:y2="20.177cm">
          <text:p/>
        </draw:line>
        <draw:line draw:style-name="gr14" draw:text-style-name="P5" draw:layer="layout" svg:x1="8.62cm" svg:y1="3.286cm" svg:x2="8.239cm" svg:y2="19.669cm">
          <text:p/>
        </draw:line>
        <draw:line draw:style-name="gr13" draw:text-style-name="P5" draw:layer="layout" svg:x1="10.271cm" svg:y1="19.796cm" svg:x2="10.144cm" svg:y2="20.177cm">
          <text:p/>
        </draw:line>
        <draw:line draw:style-name="gr13" draw:text-style-name="P5" draw:layer="layout" svg:x1="10.906cm" svg:y1="19.923cm" svg:x2="10.398cm" svg:y2="19.796cm">
          <text:p/>
        </draw:line>
        <draw:line draw:style-name="gr13" draw:text-style-name="P5" draw:layer="layout" svg:x1="10.144cm" svg:y1="20.304cm" svg:x2="11.16cm" svg:y2="20.812cm">
          <text:p/>
        </draw:line>
        <draw:line draw:style-name="gr13" draw:text-style-name="P5" draw:layer="layout" svg:x1="10.906cm" svg:y1="19.923cm" svg:x2="11.795cm" svg:y2="20.05cm">
          <text:p/>
        </draw:line>
        <draw:line draw:style-name="gr13" draw:text-style-name="P5" draw:layer="layout" svg:x1="11.287cm" svg:y1="20.812cm" svg:x2="11.922cm" svg:y2="20.177cm">
          <text:p/>
        </draw:line>
        <draw:line draw:style-name="gr13" draw:text-style-name="P5" draw:layer="layout" svg:x1="14.208cm" svg:y1="20.685cm" svg:x2="14.843cm" svg:y2="19.796cm">
          <text:p/>
        </draw:line>
        <draw:line draw:style-name="gr13" draw:text-style-name="P5" draw:layer="layout" svg:x1="15.351cm" svg:y1="19.796cm" svg:x2="14.97cm" svg:y2="19.796cm">
          <text:p/>
        </draw:line>
        <draw:line draw:style-name="gr13" draw:text-style-name="P5" draw:layer="layout" svg:x1="15.605cm" svg:y1="20.558cm" svg:x2="15.478cm" svg:y2="19.796cm">
          <text:p/>
        </draw:line>
        <draw:line draw:style-name="gr13" draw:text-style-name="P5" draw:layer="layout" svg:x1="14.208cm" svg:y1="20.812cm" svg:x2="15.097cm" svg:y2="21.066cm">
          <text:p/>
        </draw:line>
        <draw:line draw:style-name="gr13" draw:text-style-name="P5" draw:layer="layout" svg:x1="15.605cm" svg:y1="20.558cm" svg:x2="15.097cm" svg:y2="21.066cm">
          <text:p/>
        </draw:line>
        <draw:line draw:style-name="gr13" draw:text-style-name="P5" draw:layer="layout" svg:x1="14.335cm" svg:y1="20.812cm" svg:x2="15.097cm" svg:y2="20.431cm">
          <text:p/>
        </draw:line>
        <draw:line draw:style-name="gr13" draw:text-style-name="P5" draw:layer="layout" svg:x1="14.97cm" svg:y1="19.796cm" svg:x2="15.097cm" svg:y2="20.431cm">
          <text:p/>
        </draw:line>
        <draw:line draw:style-name="gr13" draw:text-style-name="P5" draw:layer="layout" svg:x1="15.478cm" svg:y1="19.923cm" svg:x2="15.097cm" svg:y2="20.431cm">
          <text:p/>
        </draw:line>
        <draw:line draw:style-name="gr13" draw:text-style-name="P5" draw:layer="layout" svg:x1="15.605cm" svg:y1="20.431cm" svg:x2="15.097cm" svg:y2="20.431cm">
          <text:p/>
        </draw:line>
        <draw:line draw:style-name="gr13" draw:text-style-name="P5" draw:layer="layout" svg:x1="15.097cm" svg:y1="21.066cm" svg:x2="15.097cm" svg:y2="20.431cm">
          <text:p/>
        </draw:line>
        <draw:line draw:style-name="gr13" draw:text-style-name="P5" draw:layer="layout" svg:x1="14.97cm" svg:y1="19.796cm" svg:x2="15.605cm" svg:y2="20.431cm">
          <text:p/>
        </draw:line>
        <draw:line draw:style-name="gr13" draw:text-style-name="P5" draw:layer="layout" svg:x1="14.335cm" svg:y1="20.812cm" svg:x2="15.605cm" svg:y2="20.431cm">
          <text:p/>
        </draw:line>
        <draw:line draw:style-name="gr13" draw:text-style-name="P5" draw:layer="layout" svg:x1="14.97cm" svg:y1="19.796cm" svg:x2="14.335cm" svg:y2="20.812cm">
          <text:p/>
        </draw:line>
        <draw:line draw:style-name="gr13" draw:text-style-name="P5" draw:layer="layout" svg:x1="14.97cm" svg:y1="20.939cm" svg:x2="14.843cm" svg:y2="19.923cm">
          <text:p/>
        </draw:line>
        <draw:line draw:style-name="gr13" draw:text-style-name="P5" draw:layer="layout" svg:x1="15.097cm" svg:y1="21.066cm" svg:x2="15.478cm" svg:y2="19.923cm">
          <text:p/>
        </draw:line>
        <draw:line draw:style-name="gr13" draw:text-style-name="P5" draw:layer="layout" svg:x1="10.906cm" svg:y1="20.05cm" svg:x2="14.843cm" svg:y2="19.796cm">
          <text:p/>
        </draw:line>
        <draw:line draw:style-name="gr13" draw:text-style-name="P5" draw:layer="layout" svg:x1="1.762cm" svg:y1="24.114cm" svg:x2="4.175cm" svg:y2="24.114cm">
          <text:p/>
        </draw:line>
        <draw:line draw:style-name="gr14" draw:text-style-name="P5" draw:layer="layout" svg:x1="1.762cm" svg:y1="25.511cm" svg:x2="4.175cm" svg:y2="25.511cm">
          <text:p/>
        </draw:line>
        <draw:frame draw:style-name="gr15" draw:text-style-name="P3" draw:layer="layout" svg:width="3.429cm" svg:height="0.7cm" svg:x="4.81cm" svg:y="23.733cm">
          <draw:text-box>
            <text:p>Social Exchanges</text:p>
          </draw:text-box>
        </draw:frame>
        <draw:frame draw:style-name="gr4" draw:text-style-name="P3" draw:layer="layout" svg:width="3.175cm" svg:height="0.657cm" svg:x="4.683cm" svg:y="25.003cm">
          <draw:text-box>
            <text:p>Same Individual</text:p>
          </draw:text-box>
        </draw:frame>
        <draw:custom-shape draw:style-name="gr7" draw:text-style-name="P1" draw:layer="layout" svg:width="0.127cm" svg:height="0.127cm" svg:x="2.905cm" svg:y="22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2.286cm" svg:height="0.657cm" svg:x="4.683cm" svg:y="22.59cm">
          <draw:text-box>
            <text:p>Individual</text:p>
          </draw:text-box>
        </draw:frame>
        <draw:line draw:style-name="gr13" draw:text-style-name="P5" draw:layer="layout" svg:x1="15.478cm" svg:y1="19.796cm" svg:x2="8.366cm" svg:y2="19.796cm">
          <text:p/>
        </draw:line>
        <draw:line draw:style-name="gr13" draw:text-style-name="P5" draw:layer="layout" svg:x1="8.366cm" svg:y1="3.286cm" svg:x2="15.478cm" svg:y2="19.796cm">
          <text:p/>
        </draw:line>
        <draw:line draw:style-name="gr14" draw:text-style-name="P5" draw:layer="layout" svg:x1="15.478cm" svg:y1="19.796cm" svg:x2="8.366cm" svg:y2="3.54cm">
          <text:p/>
        </draw:line>
        <draw:line draw:style-name="gr13" draw:text-style-name="P5" draw:layer="layout" svg:x1="15.478cm" svg:y1="19.796cm" svg:x2="8.62cm" svg:y2="3.413cm">
          <text:p/>
        </draw:line>
        <draw:line draw:style-name="gr13" draw:text-style-name="P5" draw:layer="layout" svg:x1="8.239cm" svg:y1="19.796cm" svg:x2="8.366cm" svg:y2="3.159cm">
          <text:p/>
        </draw:line>
        <draw:line draw:style-name="gr13" draw:text-style-name="P5" draw:layer="layout" svg:x1="7.858cm" svg:y1="11.795cm" svg:x2="8.239cm" svg:y2="19.796cm">
          <text:p/>
        </draw:line>
        <draw:ellipse draw:style-name="gr17" draw:layer="layout" svg:width="0.889cm" svg:height="1.397cm" draw:transform="rotate (-3.14159265358979) translate (6.207cm 13.7cm)" draw:kind="arc" draw:start-angle="323.28" draw:end-angle="320.28">
          <text:p/>
        </draw:ellipse>
        <draw:ellipse draw:style-name="gr17" draw:layer="layout" svg:width="1.27cm" svg:height="2.159cm" draw:transform="rotate (-3.14159265358979) translate (7.985cm 13.192cm)" draw:kind="arc" draw:start-angle="323.28" draw:end-angle="320.28">
          <text:p/>
        </draw:ellipse>
        <draw:ellipse draw:style-name="gr17" draw:layer="layout" svg:width="1.27cm" svg:height="2.159cm" draw:transform="rotate (-3.14159265358979) translate (10.906cm 13.319cm)" draw:kind="arc" draw:start-angle="323.28" draw:end-angle="320.28">
          <text:p/>
        </draw:ellipse>
        <draw:ellipse draw:style-name="gr17" draw:layer="layout" svg:width="0.889cm" svg:height="1.397cm" draw:transform="rotate (-3.14159265358979) translate (14.589cm 12.811cm)" draw:kind="arc" draw:start-angle="323.28" draw:end-angle="320.28">
          <text:p/>
        </draw:ellipse>
        <draw:ellipse draw:style-name="gr17" draw:layer="layout" svg:width="0.889cm" svg:height="1.397cm" draw:transform="rotate (-3.14159265358979) translate (15.478cm 13.065cm)" draw:kind="arc" draw:start-angle="323.28" draw:end-angle="320.28">
          <text:p/>
        </draw:ellipse>
        <draw:custom-shape draw:style-name="gr18" draw:text-style-name="P6" draw:layer="layout" svg:width="0.127cm" svg:height="0.127cm" svg:x="14.208cm" svg:y="24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27cm" svg:height="0.127cm" svg:x="14.208cm" svg:y="22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14.208cm" svg:y="25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0.657cm" svg:x="14.462cm" svg:y="22.695cm">
          <draw:text-box>
            <text:p>Myself</text:p>
          </draw:text-box>
        </draw:frame>
        <draw:frame draw:style-name="gr15" draw:text-style-name="P3" draw:layer="layout" svg:width="1.27cm" svg:height="0.7cm" svg:x="14.462cm" svg:y="23.795cm">
          <draw:text-box>
            <text:p>Wife</text:p>
          </draw:text-box>
        </draw:frame>
        <draw:frame draw:style-name="gr20" draw:text-style-name="P3" draw:layer="layout" svg:width="1.27cm" svg:height="0.657cm" svg:x="14.462cm" svg:y="25.108cm">
          <draw:text-box>
            <text:p>Son</text:p>
          </draw:text-box>
        </draw:frame>
        <draw:ellipse draw:style-name="gr17" draw:layer="layout" svg:width="0.889cm" svg:height="1.397cm" draw:transform="rotate (-3.14159265358979) translate (10.017cm 23.987cm)" draw:kind="arc" draw:start-angle="323.28" draw:end-angle="320.28">
          <text:p/>
        </draw:ellipse>
        <draw:circle draw:style-name="gr9" draw:text-style-name="P1" draw:layer="layout" svg:width="0.635cm" svg:height="0.635cm" svg:x="9.128cm" svg:y="24.876cm" draw:kind="arc" draw:start-angle="306.6" draw:end-angle="303.58">
          <text:p/>
        </draw:circle>
        <draw:frame draw:style-name="gr16" draw:text-style-name="P3" draw:layer="layout" svg:width="2.286cm" svg:height="0.657cm" svg:x="10.525cm" svg:y="22.59cm">
          <draw:text-box>
            <text:p>Classroom</text:p>
          </draw:text-box>
        </draw:frame>
        <draw:frame draw:style-name="gr16" draw:text-style-name="P3" draw:layer="layout" svg:width="2.286cm" svg:height="0.657cm" svg:x="10.398cm" svg:y="24.854cm">
          <draw:text-box>
            <text:p>Apart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5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3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6:57.018000000</meta:creation-date>
    <dc:date>2017-11-22T18:21:16.809000000</dc:date>
    <meta:editing-duration>PT23M21S</meta:editing-duration>
    <meta:editing-cycles>3</meta:editing-cycles>
    <meta:generator>LibreOffice/5.3.6.1$Windows_x86 LibreOffice_project/686f202eff87ef707079aeb7f485847613344eb7</meta:generator>
    <meta:document-statistic meta:object-count="225"/>
  </office:meta>
</office:document-meta>
</file>